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79in" table:align="left"/>
    </style:style>
    <style:style style:name="Table1.A" style:family="table-column">
      <style:table-column-properties style:column-width="6.2979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center" style:justify-single-word="false" style:writing-mode="lr-tb"/>
      <style:text-properties officeooo:paragraph-rsid="00653957"/>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53957" officeooo:paragraph-rsid="00653957" style:text-blinking="false" fo:background-color="transparent"/>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officeooo:paragraph-rsid="00679f92"/>
    </style:style>
    <style:style style:name="P6" style:family="paragraph" style:parent-style-name="Table_20_Contents">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79f92"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53957" officeooo:paragraph-rsid="00679f92" style:text-blinking="false" fo:background-color="transparent"/>
    </style:style>
    <style:style style:name="P8" style:family="paragraph" style:parent-style-name="Text_20_body">
      <style:paragraph-properties fo:margin-top="0in" fo:margin-bottom="0in" loext:contextual-spacing="false" fo:line-height="138%" fo:text-align="justify" style:justify-single-word="false" style:writing-mode="lr-tb"/>
      <style:text-properties officeooo:paragraph-rsid="00679f92"/>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42ade"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679f92"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5eb4c3"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2ee0ef"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642ade"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679f92" style:text-blinking="false" fo:background-color="transparent" loext:char-shading-value="0"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bold" officeooo:rsid="00679f92"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679f92"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style="italic" style:font-style-asian="italic" style:font-style-complex="italic"/>
    </style:style>
    <style:style style:name="T17" style:family="text">
      <style:text-properties style:font-style-asian="normal" style:font-style-complex="normal"/>
    </style:style>
    <style:style style:name="T18" style:family="text">
      <style:text-properties fo:font-weight="bold" style:font-style-asian="normal" style:font-weight-asian="bold" style:font-style-complex="normal"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3">1</text:span><text:span text:style-name="T2">.</text:span><text:span text:style-name="T6">3</text:span><text:span text:style-name="T3">.</text:span><text:span text:style-name="T1"> </text:span><text:span text:style-name="T4">Tablero de ludo, toma </text:span><text:span text:style-name="T6">3</text:span></text:p>
      <text:p text:style-name="P3"/>
      <text:p text:style-name="P7">Completá el programa para lograr el mismo tablero que en las otras actividades <text:span text:style-name="T16">"Tablero de ludo"</text:span>, o sea, obtener el siguiente tablero final (mostrado con y sin vestimenta):</text:p>
      <text:p text:style-name="P2"><text:span text:style-name="T15"><draw:frame draw:style-name="fr1" draw:name="Image3" text:anchor-type="as-char" svg:width="1.5417in" svg:height="1.6in" draw:z-index="0"><draw:image xlink:href="https://lh3.googleusercontent.com/cWNBDs6RZECt8phjalzE9AeVer_HReYz12ayFHbnei5owhUZS3atM-FLod1U_jqfr4pUE5wLhNu9EOd5ViWG5FldHRmEtYAWZBgXQ0q3uQ1vwjIsq7LaoKU7gg98Q9bzxdtttMdX" xlink:type="simple" xlink:show="embed" xlink:actuate="onLoad" loext:mime-type="image/png"/></draw:frame></text:span><text:span text:style-name="T15"><text:s/><text:tab/><text:tab/><text:tab/></text:span><text:span text:style-name="T15"><draw:frame draw:style-name="fr1" draw:name="Image4" text:anchor-type="as-char" svg:width="1.5835in" svg:height="1.6083in" draw:z-index="1"><draw:image xlink:href="https://lh3.googleusercontent.com/uUAcyjR5uhz1Krwc6iGNBh1n9iYWOiMgCDpa53p9cTq6hb_7DV_FqWsba7RMq0VUj-RE3nRKIWPdtFW_rGyazM4s8muY3USp-cvUiHC61Xdjie6xj7GJPU_Sr02oxtMFMkUzuvjh" xlink:type="simple" xlink:show="embed" xlink:actuate="onLoad" loext:mime-type="image/png"/></draw:frame></text:span></text:p>
      <text:p text:style-name="P7">La diferencia es que esta vez además de usar un único procedimiento para dibujar cuadrados, tenés que utilizar un único procedimiento para dibujar líneas. ¿Cómo hacer para las líneas sean de diferentes colores y en diferentes direcciones? Una vez más, recordá que pasar argumentos es una forma de indicarle a un comando con qué datos queremos que trabaje; y podés lograr que pida <text:span text:style-name="T18">más</text:span> de un argumento.</text:p>
      <table:table table:name="Table1" table:style-name="Table1">
        <table:table-column table:style-name="Table1.A"/>
        <table:table-row>
          <table:table-cell table:style-name="Table1.A1" office:value-type="string">
            <text:p text:style-name="P5"><text:span text:style-name="T11">Pastilla: </text:span><text:span text:style-name="T12">Por cada parámetro, un argumento</text:span></text:p>
            <text:p text:style-name="P6">¿Viste que al agregar un parámetro en la definición del procedimiento para dibujar cuadrados, el comando definido solicita un argumento? ¿Qué pasaría si agregamos más de un parámetro?</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1T17:16:20.630000000</dc:date>
    <meta:editing-duration>PT4H31M23S</meta:editing-duration>
    <meta:editing-cycles>72</meta:editing-cycles>
    <meta:generator>LibreOffice/6.1.0.3$Windows_X86_64 LibreOffice_project/efb621ed25068d70781dc026f7e9c5187a4decd1</meta:generator>
    <meta:document-statistic meta:table-count="1" meta:image-count="2" meta:object-count="0" meta:page-count="1" meta:paragraph-count="6" meta:word-count="136" meta:character-count="838" meta:non-whitespace-character-count="703"/>
  </office:meta>
</office:document-meta>
</file>